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ender" style:master-page-name="First_20_Page">
      <style:paragraph-properties style:page-number="auto"/>
      <style:text-properties officeooo:paragraph-rsid="00107577"/>
    </style:style>
    <style:style style:name="P3" style:family="paragraph" style:parent-style-name="Text_20_body">
      <style:paragraph-properties fo:text-align="start" style:justify-single-word="false"/>
      <style:text-properties officeooo:paragraph-rsid="00107577"/>
    </style:style>
    <style:style style:name="P4" style:family="paragraph" style:parent-style-name="Text_20_body">
      <style:text-properties officeooo:rsid="00215586" officeooo:paragraph-rsid="00107577"/>
    </style:style>
    <style:style style:name="P5" style:family="paragraph" style:parent-style-name="Text_20_body">
      <style:text-properties officeooo:paragraph-rsid="00107577"/>
    </style:style>
    <style:style style:name="T1" style:family="text">
      <style:text-properties fo:font-size="10pt" fo:font-weight="normal" officeooo:rsid="001e3d7b"/>
    </style:style>
    <style:style style:name="T2" style:family="text">
      <style:text-properties style:text-position="super 58%" fo:font-size="10pt" fo:font-weight="normal" officeooo:rsid="001e3d7b"/>
    </style:style>
    <style:style style:name="T3" style:family="text">
      <style:text-properties officeooo:rsid="0026d71b"/>
    </style:style>
    <style:style style:name="T4" style:family="text">
      <style:text-properties officeooo:rsid="001e8826"/>
    </style:style>
    <style:style style:name="T5" style:family="text">
      <style:text-properties officeooo:rsid="001f6f21"/>
    </style:style>
    <style:style style:name="T6" style:family="text">
      <style:text-properties officeooo:rsid="002c58c2"/>
    </style:style>
    <style:style style:name="fr1" style:family="graphic" style:parent-style-name="Frame">
      <style:graphic-properties style:wrap="none" style:vertical-pos="from-top" style:vertical-rel="page" style:horizontal-pos="from-left" style:horizontal-rel="page-content" fo:padding="0in"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2.1701in" svg:width="2.9528in" draw:z-index="1">
        <draw:text-box fo:min-height="1.378in">
          <text:p text:style-name="Frame_20_contents">Professor</text:p>
          <text:p text:style-name="Frame_20_contents">Harvey<text:span text:style-name="T3"> Brown</text:span></text:p>
          <text:p text:style-name="Frame_20_contents">The Stephen A. Schwarzman Centre for the Humanities</text:p>
          <text:p text:style-name="Frame_20_contents">&lt;Address Kube2&gt;</text:p>
          <text:p text:style-name="Frame_20_contents">Oxford<text:span text:style-name="T3"> OX2 6GG</text:span></text:p>
          <text:p text:style-name="Frame_20_contents">UK</text:p>
        </draw:text-box>
      </draw:frame>
      <draw:frame draw:style-name="fr1" draw:name="Frame2" text:anchor-type="page" text:anchor-page-number="1" svg:x="0in" svg:y="2.1701in" svg:width="2.9528in" draw:z-index="0">
        <draw:text-box fo:min-height="1.378in">
          <text:p text:style-name="Frame_20_contents"/>
          <text:p text:style-name="Frame_20_contents"><text:span text:style-name="T6"><text:s/></text:span></text:p>
          <text:p text:style-name="Frame_20_contents"/>
          <text:p text:style-name="Frame_20_contents"/>
          <text:p text:style-name="Frame_20_contents"><text:span text:style-name="T6"><text:s/></text:span></text:p>
          <text:p text:style-name="Frame_20_contents"/>
        </draw:text-box>
      </draw:frame>
      <text:p text:style-name="P2"><text:span text:style-name="T1">Bradley K DePuy<text:line-break/>4250 NE 132</text:span><text:span text:style-name="T2">nd</text:span><text:span text:style-name="T1"> Court<text:line-break/>Williston, Florida 32696<text:line-break/></text:span><text:line-break/>February 28, 2026</text:p>
      <text:p text:style-name="P5"><text:span text:style-name="T3">Dear Mr. Brown,</text:span></text:p>
      <text:p text:style-name="P5">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5">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5">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5">The paper is formally archived. The argument is coherent. The reach is genuine.<text:line-break/><text:tab/>Version 0.1 | DOI: 10.5281/zenodo.18804587 | CC BY 4.0</text:p>
      <text:p text:style-name="P5"><text:span text:style-name="T5">I am</text:span> seventy-eight, live rurally, and hold no academic credentials. I am telling you that last because you deserve to know it, not because it changes what the framework does.</text:p>
      <text:p text:style-name="P5">If it holds, it holds on its own terms. Five minutes will tell you whether it's worth more of your time.</text:p>
      <text:p text:style-name="P3">Yours sincerely,<text:line-break/></text:p>
      <text:p text:style-name="P4">Bradley K. DePu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0pt" fo:language="en" fo:country="US" style:letter-kerning="true" style:font-name-asian="DejaVu Sans" style:font-size-asian="12pt" style:language-asian="zh" style:country-asian="CN" style:font-name-complex="Noto Sans Arabic UI"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writing-mode="page"/>
      <style:text-properties style:use-window-font-color="true" loext:opacity="0%" style:font-name="Noto Sans" fo:font-size="10pt" fo:language="en" fo:country="US" style:letter-kerning="true" style:font-name-asian="DejaVu Sans" style:font-size-asian="12pt" style:language-asian="zh" style:country-asian="CN" style:font-name-complex="Noto Sans Arabic U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3937in" style:contextual-spacing="false"/>
      <style:text-properties fo:font-size="10pt" officeooo:rsid="000e487e"/>
    </style:style>
    <style:style style:name="Sender" style:family="paragraph" style:parent-style-name="Standard" style:class="extra">
      <style:paragraph-properties fo:margin-top="0in" fo:margin-bottom="0.3937in" style:contextual-spacing="false">
        <style:tab-stops>
          <style:tab-stop style:position="5.4516in" style:type="right"/>
        </style:tab-stops>
      </style:paragraph-properties>
      <style:text-properties fo:font-size="10pt" officeooo:rsid="000c5d28"/>
    </style:style>
    <style:style style:name="Placeholder" style:family="text">
      <style:text-properties fo:font-variant="small-caps" fo:color="#008080" loext:opacity="10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6-02-28T13:59:36.179025092</meta:creation-date>
    <dc:title>Modern business letter sans-serif</dc:title>
    <dc:description>Modern business letter with sans-serif font </dc:description>
    <dc:date>2026-03-03T15:01:10.593106648</dc:date>
    <meta:editing-cycles>9</meta:editing-cycles>
    <meta:editing-duration>PT26M6S</meta:editing-duration>
    <meta:document-statistic meta:table-count="0" meta:image-count="0" meta:object-count="0" meta:page-count="1" meta:paragraph-count="19" meta:word-count="247" meta:character-count="1515" meta:non-whitespace-character-count="1275"/>
    <meta:template xlink:type="simple" xlink:actuate="onRequest" xlink:title="Modern business letter sans-serif" xlink:href="../../../../../usr/lib/libreoffice/share/template/common/officorr/Modern_business_letter_sans_serif.ott" meta:date="2026-02-28T13:59:35.778672540"/>
  </office:meta>
</office:document-meta>
</file>